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0123000001585E835FDF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ff6ff2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ff6ff2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ff6ff2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ff6ff2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ff6ff2"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fo:color="#ff6ff2" style:font-name="Calibri" fo:font-size="11pt" fo:language="en" fo:country="non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2">1. RL1: =003524</text:p>
      <text:p text:style-name="P2">Meow.</text:p>
      <text:p text:style-name="P2">_</text:p>
      <text:p text:style-name="P2">2. RL2: =003526</text:p>
      <text:p text:style-name="P2">Purr purr purr.</text:p>
      <text:p text:style-name="P2">Purrrrrrrrrr.</text:p>
      <text:p text:style-name="P2">:3</text:p>
      <text:p text:style-name="P2">Meow.</text:p>
      <text:p text:style-name="P2">Im fishing!</text:p>
      <text:p text:style-name="P2">But sadly there are no fish i think.</text:p>
      <text:p text:style-name="P3"><text:span text:style-name="T1">They were all eaten by the </text:span><text:span text:style-name="T2">Denizen</text:span><text:span text:style-name="T1">!</text:span></text:p>
      <text:p text:style-name="P2">It ate everything in the ocean and got so full that it took a long nap.</text:p>
      <text:p text:style-name="P2">No there is surely not a single living thing left!</text:p>
      <text:p text:style-name="P2">Which is too bad because im pretty hungry.</text:p>
      <text:p text:style-name="P2">Oh good idea i will look there!</text:p>
      <text:p text:style-name="P2"><text:soft-page-break/>Purr purr.</text:p>
      <text:p text:style-name="P2">Meow.</text:p>
      <text:p text:style-name="P2">:3</text:p>
      <text:p text:style-name="P2">You will understand when you wake up!</text:p>
      <text:p text:style-name="P2">Yes!</text:p>
      <text:p text:style-name="P2">Rose im just a cat and i dont know much but i know that youre important and also you are what some people around here call the Seer of Light.</text:p>
      <text:p text:style-name="P2">And you dont know what that means but you will see its all tied together!</text:p>
      <text:p text:style-name="P2">All the life in the ocean and all the shiny rain and the songs in your head and the letters they make.</text:p>
      <text:p text:style-name="P2">A beam of light i think is like a drop of rain or a long piece of yarn that dances around when you play with it and make it look enticing!</text:p>
      <text:p text:style-name="P2">And the way that it shakes is the same as what makes notes in a song!</text:p>
      <text:p text:style-name="P2">And a song i think can be written down as letters.</text:p>
      <text:p text:style-name="P2">So if you play the right song and it makes all the right letters then those letters could be all the letters that make life possible.</text:p>
      <text:p text:style-name="P2">So all you have to do is wake up and learn to play the rain!</text:p>
      <text:p text:style-name="P2">Does that make sense rose sorry i disappeared for so long.</text:p>
      <text:p text:style-name="P2">Purr purr purrrrrrrr.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2">3. RL3: =004716</text:p>
      <text:p text:style-name="P2"><text:soft-page-break/>Hi rose!</text:p>
      <text:p text:style-name="P2">Purr purr purr.</text:p>
      <text:p text:style-name="P2">Really rose ok if thats what you want i will go do that.</text:p>
      <text:p text:style-name="P2">Oh rose!</text:p>
      <text:p text:style-name="P2">Rose did you get to do any of the things that are important to your quest that i said?</text:p>
      <text:p text:style-name="P2">Did you learn to play the rain rose?</text:p>
      <text:p text:style-name="P2">Meow what :3</text:p>
      <text:p text:style-name="P2">Oh thats ok rose i wouldnt want you to feel obligated to do that.</text:p>
      <text:p text:style-name="P2">I think that winning this game and getting the prize is up to you and your friends.</text:p>
      <text:p text:style-name="P2">You get to decide whether or not you feel its right to do that and what kind of prize you want to make!</text:p>
      <text:p text:style-name="P2">Its part of becoming who youre supposed to become i think.</text:p>
      <text:p text:style-name="P2">But i really think you should consider going on the quest i said anyway!</text:p>
      <text:p text:style-name="P2">Because its not just an important thing to do to win the game.</text:p>
      <text:p text:style-name="P2">I dont know i hope im not being too pushy rose its not my place to be im just your cat!</text:p>
      <text:p text:style-name="P2">But the thing that made me how i am now seems to really want me to say this to you.</text:p>
      <text:p text:style-name="P2">Your quest is really important for you to do.</text:p>
      <text:p text:style-name="P2">Not really because thats how to get the prize.</text:p>
      <text:p text:style-name="P2">But because its what you need to do for yourself!</text:p>
      <text:p text:style-name="P2">Oh good!</text:p>
      <text:p text:style-name="P2">I love you rose! I always have even when you were a little girl and i was an alive cat.</text:p>
      <text:p text:style-name="P2">It was fun getting to be your cat again rose even if it was just for a little while and also while being a princess ghost.</text:p>
      <text:p text:style-name="P2">Bye rose!</text:p>
      <text:p text:style-name="P2"><text:soft-page-break/>Ok I will do that! :3</text:p>
      <text:p text:style-name="P2">_</text:p>
      <text:p text:style-name="P2">4. NL1: =005794</text:p>
      <text:p text:style-name="P2">Why nepeta?</text:p>
      <text:p text:style-name="P2">Whats a timeline? :3</text:p>
      <text:p text:style-name="P2">Yes! Oh yes so great.</text:p>
      <text:p text:style-name="P2">Meow yes i see the sky and can tell that indeed something is going on.</text:p>
      <text:p text:style-name="P2">But aside from that i dont really understand what you said being a cat and all.</text:p>
      <text:p text:style-name="P2">Purr purr i still think its nice how you slip cat things in the things you say youre so clever and wonderful nepeta!</text:p>
      <text:p text:style-name="P2">Whats the scratch? :3</text:p>
      <text:p text:style-name="P2">Yes of course!</text:p>
      <text:p text:style-name="P2">Yes. :3</text:p>
      <text:p text:style-name="P2">I think i understand that completely!</text:p>
      <text:p text:style-name="P2">Im not worried nepeta so you shouldnt either its not as if i have never died before.</text:p>
      <text:p text:style-name="P2">Pounce was a cat like me?</text:p>
      <text:p text:style-name="P2">Ooh i bet youre right! Purr purr.</text:p>
      <text:p text:style-name="P2">Was she nice to sniff?</text:p>
      <text:p text:style-name="P2">Wow!</text:p>
      <text:p text:style-name="P2">Rose!!!!! I loved rose. :3 </text:p>
      <text:p text:style-name="P2">There was a time i remember i was thinking about girl cats a lot for some reason.</text:p>
      <text:p text:style-name="P2">I would saunter around the house making all these big meows and looking out the windows with my nose touching the glass.</text:p>
      <text:p text:style-name="P2">But then roses mom took me to this place where i was scared to be for a while and then when i was at home again i didnt do the meows anymore.</text:p>
      <text:p text:style-name="P2"><text:soft-page-break/>I guess i didnt think about the girl cats after that which is just as well because none ever came to the windows really not even when i did my biggest meows.</text:p>
      <text:p text:style-name="P2">Youre really nice to say so nepeta what about you though?</text:p>
      <text:p text:style-name="P2">Yes. :3</text:p>
      <text:p text:style-name="P2">What dont you tell him?</text:p>
      <text:p text:style-name="P2">Maybe you can win his affection by rubbing your cheek against him thats what i would do.</text:p>
      <text:p text:style-name="P2">Whats a quadrant?</text:p>
      <text:p text:style-name="P2">:3</text:p>
      <text:p text:style-name="P2">Like paws?</text:p>
      <text:p text:style-name="P2">I see thats really easy to get.</text:p>
      <text:p text:style-name="P2">I think you should tell him that you like him you might not get the chance if you dont.</text:p>
      <text:p text:style-name="P2">For instance i think instead of meowing at windows i should have just scurried out a door before it could close!</text:p>
      <text:p text:style-name="P2">Then i might have found a girl cat to sniff oh well. :3</text:p>
      <text:p text:style-name="P2">You shouldnt lose hope!</text:p>
      <text:p text:style-name="P2">I have another story that might give you hope even though it should be noted again that im only a cat.</text:p>
      <text:p text:style-name="P2">Yes one time i was with rose and i was sitting there dressed up in my suit with her as happy as can be.</text:p>
      <text:p text:style-name="P2">But then she disappeared!</text:p>
      <text:p text:style-name="P2">The whole place disappeared and i was in another place. There was no rose there was someone else.</text:p>
      <text:p text:style-name="P2">I guess i loved her too in time but never as much as rose it just wasnt the same.</text:p>
      <text:p text:style-name="P2">I kept waiting to see rose again but never did and finally i lost hope that i would and then i died.</text:p>
      <text:p text:style-name="P2">But then i became alive again and i got to see her and i was so happy! Purr purr purr purr purr.</text:p>
      <text:p text:style-name="P2"><text:soft-page-break/>Thats my story and thats why i think theres always hope even if you die.</text:p>
      <text:p text:style-name="P2">Yes maybe. :3</text:p>
      <text:p text:style-name="P2">Purrrrr.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2">5. JE1; JH1: =006637</text:p>
      <text:p text:style-name="P2">Ahem.</text:p>
      <text:p text:style-name="P2">:3</text:p>
      <text:p text:style-name="P2">Aheh-heh-heh-heh-heh-hem.</text:p>
      <text:p text:style-name="P3"><text:span text:style-name="T1">Meoooooow. </text:span><text:span text:style-name="T3"><draw:frame draw:style-name="fr1" text:anchor-type="as-char" svg:width="0.1146in" svg:height="0.1354in" draw:z-index="0"><draw:image xlink:href="Pictures/2000000800000123000001585E835FDF.wmf" xlink:type="simple" xlink:show="embed" xlink:actuate="onLoad"/></draw:frame></text:span></text:p>
      <text:p text:style-name="P3"><text:span text:style-name="T1">Meow meow-meow meow meow meeeooooow. </text:span><text:span text:style-name="T3"><draw:frame draw:style-name="fr1" text:anchor-type="as-char" svg:width="0.1146in" svg:height="0.1354in" draw:z-index="1"><draw:image xlink:href="Pictures/2000000800000123000001585E835FDF.wmf" xlink:type="simple" xlink:show="embed" xlink:actuate="onLoad"/></draw:frame></text:span></text:p>
      <text:p text:style-name="P3"><text:span text:style-name="T1">Meow meow-meow meow MEOW MEEEEEEEOOOOOOOOOOW. </text:span><text:span text:style-name="T3"><draw:frame draw:style-name="fr1" text:anchor-type="as-char" svg:width="0.1146in" svg:height="0.1354in" draw:z-index="2"><draw:image xlink:href="Pictures/2000000800000123000001585E835FDF.wmf" xlink:type="simple" xlink:show="embed" xlink:actuate="onLoad"/></draw:frame></text:span></text:p>
      <text:p text:style-name="P3"><text:span text:style-name="T1">Meow meow-MEOW meow meow JO-OHHHHHN. </text:span><text:span text:style-name="T3"><draw:frame draw:style-name="fr1" text:anchor-type="as-char" svg:width="0.1146in" svg:height="0.1354in" draw:z-index="3"><draw:image xlink:href="Pictures/2000000800000123000001585E835FDF.wmf" xlink:type="simple" xlink:show="embed" xlink:actuate="onLoad"/></draw:frame></text:span></text:p>
      <text:p text:style-name="P3"><text:span text:style-name="T1">MEOW MEOW-MEEEOOOW MEEOOWW MEOW MEEEEEEEEEEEOOOOOOOOOOOOW. </text:span><text:span text:style-name="T3"><draw:frame draw:style-name="fr1" text:anchor-type="as-char" svg:width="0.1146in" svg:height="0.1354in" draw:z-index="4"><draw:image xlink:href="Pictures/2000000800000123000001585E835FDF.wmf" xlink:type="simple" xlink:show="embed" xlink:actuate="onLoad"/></draw:frame></text:span></text:p>
      <text:p text:style-name="P2">_</text:p>
      <text:p text:style-name="P2">6. JH2; JE2: =006638</text:p>
      <text:p text:style-name="P2">Hisssssssssssssssssssssssssssss!</text:p>
      <text:p text:style-name="P2">_</text:p>
      <text:p text:style-name="P1"><text:soft-page-break/>Act 6 Act 3</text:p>
      <text:p text:style-name="P2">_</text:p>
      <text:p text:style-name="P1">Act 6 Intermission 3</text:p>
      <text:p text:style-name="P2">_</text:p>
      <text:p text:style-name="P2">7. JE3: =007191</text:p>
      <text:p text:style-name="P2">Hisssss!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<text:soft-page-break/>_</text:p>
      <text:p text:style-name="P1">Act 6 Act 6 Intermission 2</text:p>
      <text:p text:style-name="P2">_</text:p>
      <text:p text:style-name="P1"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8. VS1: =009404</text:p>
      <text:p text:style-name="P2">Meow.</text:p>
      <text:p text:style-name="P2">_</text:p>
      <text:p text:style-name="P2">9. RxLa1; RL4; RS1: =009405</text:p>
      <text:p text:style-name="P2">:3</text:p>
      <text:p text:style-name="P2">Meow!</text:p>
      <text:p text:style-name="P2">Yes both roses i dug you up!</text:p>
      <text:p text:style-name="P2">_</text:p>
      <text:p text:style-name="P2">10. DS1: =009406</text:p>
      <text:p text:style-name="P2">:3 :3 :3</text:p>
      <text:p text:style-name="P2"><text:soft-page-break/>_</text:p>
      <text:p text:style-name="P2">11. TS1; JE4: =009414</text:p>
      <text:p text:style-name="P2">Meow. :3</text:p>
      <text:p text:style-name="P2">Meeeeeow!</text:p>
      <text:p text:style-name="P2">_</text:p>
      <text:p text:style-name="P2">12. VS2: =009436</text:p>
      <text:p text:style-name="P2">MEOW!!!!!</text:p>
      <text:p text:style-name="P2">I would like to eat some tuna fish and cuddle with either rose or roxy or both! :3</text:p>
      <text:p text:style-name="P2">Purr purr purr. ;3</text:p>
      <text:p text:style-name="P2">_</text:p>
      <text:p text:style-name="P2">13. RxLa2: =009487</text:p>
      <text:p text:style-name="P2">Me too roxy! :3</text:p>
      <text:p text:style-name="P2">Meow im so happy!</text:p>
      <text:p text:style-name="P2">Purr purr purr...</text:p>
      <text:p text:style-name="P2">All the humans being so close together and happy and friendly purr purr.</text:p>
      <text:p text:style-name="P2">Its making me really excited and happy too and making me feel like i want to be a part of everything!</text:p>
      <text:p text:style-name="P2">Purr purr and get close to a nearby person and be happy at them with my body purrrr...</text:p>
      <text:p text:style-name="P2">I cant help it rose i want to cuddle im feeling so pleased and friendly! :3 :3 :3</text:p>
      <text:p text:style-name="P2">_</text:p>
      <text:p text:style-name="P2">14. RS2: =009488</text:p>
      <text:p text:style-name="P2">:3 purrrrrrr</text:p>
      <text:p text:style-name="P2">_</text:p>
      <text:p text:style-name="P2">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5" meta:object-count="0" meta:page-count="9" meta:paragraph-count="207" meta:word-count="1364" meta:character-count="6311"/>
    <meta:generator>OpenOffice/4.1.2$Win32 OpenOffice.org_project/412m3$Build-9782</meta:generator>
  </office:meta>
</office:document-meta>
</file>